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13.9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2.921cm" svg:x="3.667cm" svg:y="2.905cm">
          <text:p text:style-name="P1">Data Collection + Label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8cm" svg:height="2.921cm" svg:x="3.667cm" svg:y="7.205cm">
          <text:p text:style-name="P1">Text Manipulation (Text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8cm" svg:height="2.921cm" svg:x="3.667cm" svg:y="11.305cm">
          <text:p text:style-name="P1">1<text:span text:style-name="T1">st</text:span> Level Classification</text:p>
          <text:p text:style-name="P1">Int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8cm" svg:height="2.921cm" svg:x="3.667cm" svg:y="15.405cm">
          <text:p text:style-name="P1">2<text:span text:style-name="T1">nd</text:span> Level Classification</text:p>
          <text:p text:style-name="P1">Context (not implemented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478cm" svg:height="2.921cm" svg:x="3.667cm" svg:y="19.805cm">
          <text:p text:style-name="P1">Sentiment Analysis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525cm" svg:y1="5.826cm" svg:x2="10.525cm" svg:y2="7.35cm">
          <text:p/>
        </draw:line>
        <draw:line draw:style-name="gr2" draw:text-style-name="P2" draw:layer="layout" svg:x1="10.525cm" svg:y1="10.026cm" svg:x2="10.525cm" svg:y2="11.55cm">
          <text:p/>
        </draw:line>
        <draw:line draw:style-name="gr2" draw:text-style-name="P2" draw:layer="layout" svg:x1="10.525cm" svg:y1="14.026cm" svg:x2="10.525cm" svg:y2="15.55cm">
          <text:p/>
        </draw:line>
        <draw:line draw:style-name="gr2" draw:text-style-name="P2" draw:layer="layout" svg:x1="10.525cm" svg:y1="18.326cm" svg:x2="10.525cm" svg:y2="19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3T14:27:48.313801478</meta:creation-date>
    <dc:date>2019-09-13T14:32:06.450679806</dc:date>
    <meta:editing-duration>PT4M18S</meta:editing-duration>
    <meta:editing-cycles>1</meta:editing-cycles>
    <meta:document-statistic meta:object-count="9"/>
    <meta:generator>LibreOffice/6.0.7.3$Linux_X86_64 LibreOffice_project/00m0$Build-3</meta:generator>
  </office:meta>
</office:document-meta>
</file>